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center" style:justify-single-word="false"/>
      <style:text-properties style:font-name="FreeSans" fo:font-weight="bold" officeooo:rsid="0004cd1b" officeooo:paragraph-rsid="0004cd1b" style:font-weight-asian="bold" style:font-weight-complex="bold"/>
    </style:style>
    <style:style style:name="P2" style:family="paragraph" style:parent-style-name="Footer">
      <style:paragraph-properties fo:text-align="center" style:justify-single-word="false"/>
      <style:text-properties officeooo:rsid="00099098" officeooo:paragraph-rsid="00099098"/>
    </style:style>
    <style:style style:name="P3" style:family="paragraph" style:parent-style-name="Standard">
      <style:paragraph-properties fo:margin-top="0cm" fo:margin-bottom="0.353cm" loext:contextual-spacing="false" fo:line-height="115%"/>
      <style:text-properties style:font-name="FreeSans" fo:font-size="12pt" fo:font-weight="normal" officeooo:paragraph-rsid="0004cd1b" style:font-size-asian="12pt" style:font-weight-asian="normal" style:font-size-complex="12pt" style:font-weight-complex="normal"/>
    </style:style>
    <style:style style:name="P4" style:family="paragraph" style:parent-style-name="Standard">
      <style:paragraph-properties fo:margin-top="0cm" fo:margin-bottom="0.353cm" loext:contextual-spacing="false" fo:line-height="115%"/>
      <style:text-properties style:font-name="FreeSans" fo:font-size="12pt" fo:font-weight="normal" officeooo:paragraph-rsid="0006a01e" style:font-size-asian="12pt" style:font-weight-asian="normal" style:font-size-complex="12pt" style:font-weight-complex="normal"/>
    </style:style>
    <style:style style:name="P5" style:family="paragraph" style:parent-style-name="Standard">
      <style:paragraph-properties fo:margin-top="0cm" fo:margin-bottom="0.353cm" loext:contextual-spacing="false" fo:line-height="115%"/>
      <style:text-properties style:font-name="FreeSans" fo:font-size="12pt" fo:language="en" fo:country="US" fo:font-weight="normal" officeooo:paragraph-rsid="0006a01e" style:font-size-asian="12pt" style:font-weight-asian="normal" style:font-size-complex="12pt" style:font-weight-complex="normal"/>
    </style:style>
    <style:style style:name="P6" style:family="paragraph" style:parent-style-name="Standard">
      <style:paragraph-properties fo:margin-top="0cm" fo:margin-bottom="0.353cm" loext:contextual-spacing="false" fo:line-height="115%"/>
      <style:text-properties style:font-name="FreeSans" officeooo:paragraph-rsid="0006a01e"/>
    </style:style>
    <style:style style:name="P7" style:family="paragraph" style:parent-style-name="Standard">
      <style:paragraph-properties fo:margin-top="0cm" fo:margin-bottom="0.353cm" loext:contextual-spacing="false" fo:line-height="115%"/>
      <style:text-properties style:font-name="FreeSans" fo:font-size="14pt" fo:font-weight="bold" officeooo:paragraph-rsid="0006a01e" style:font-size-asian="14pt" style:font-weight-asian="bold" style:font-size-complex="14pt" style:font-weight-complex="bold"/>
    </style:style>
    <style:style style:name="P8" style:family="paragraph" style:parent-style-name="Standard">
      <style:paragraph-properties fo:margin-top="0cm" fo:margin-bottom="0.353cm" loext:contextual-spacing="false" fo:line-height="115%"/>
      <style:text-properties style:font-name="FreeSans" fo:font-size="14pt" fo:language="tr" fo:country="TR" fo:font-weight="bold" officeooo:paragraph-rsid="0006a01e" style:font-size-asian="14pt" style:font-weight-asian="bold" style:font-size-complex="14pt" style:font-weight-complex="bold"/>
    </style:style>
    <style:style style:name="P9" style:family="paragraph" style:parent-style-name="Standard">
      <style:paragraph-properties fo:margin-top="0cm" fo:margin-bottom="0.353cm" loext:contextual-spacing="false" fo:line-height="115%"/>
      <style:text-properties style:font-name="FreeSans" fo:font-size="14pt" fo:language="en" fo:country="US" fo:font-weight="bold" officeooo:paragraph-rsid="0006a01e" style:font-size-asian="14pt" style:font-weight-asian="bold" style:font-size-complex="14pt" style:font-weight-complex="bold"/>
    </style:style>
    <style:style style:name="P10" style:family="paragraph" style:parent-style-name="Standard">
      <style:paragraph-properties fo:margin-top="0cm" fo:margin-bottom="0.353cm" loext:contextual-spacing="false" fo:line-height="115%"/>
      <style:text-properties style:font-name="FreeSans" fo:font-size="64pt" fo:font-weight="bold" officeooo:rsid="00099098" officeooo:paragraph-rsid="00099098" style:font-size-asian="64pt" style:font-weight-asian="bold" style:font-size-complex="64pt" style:font-weight-complex="bold"/>
    </style:style>
    <style:style style:name="P11" style:family="paragraph" style:parent-style-name="Standard">
      <style:paragraph-properties fo:margin-top="0cm" fo:margin-bottom="0.353cm" loext:contextual-spacing="false" fo:line-height="115%"/>
      <style:text-properties style:font-name="FreeSans" fo:font-size="54pt" fo:font-weight="bold" officeooo:rsid="00099098" officeooo:paragraph-rsid="00099098" style:font-size-asian="54pt" style:font-weight-asian="bold" style:font-size-complex="54pt" style:font-weight-complex="bold"/>
    </style:style>
    <style:style style:name="P12" style:family="paragraph" style:parent-style-name="Standard">
      <style:paragraph-properties fo:margin-top="0cm" fo:margin-bottom="0.353cm" loext:contextual-spacing="false" fo:line-height="115%" fo:text-align="end" style:justify-single-word="false"/>
      <style:text-properties style:font-name="FreeSans" fo:font-size="54pt" fo:font-weight="bold" officeooo:rsid="00099098" officeooo:paragraph-rsid="00099098" style:font-size-asian="54pt" style:font-weight-asian="bold" style:font-size-complex="54pt" style:font-weight-complex="bold"/>
    </style:style>
    <style:style style:name="P13" style:family="paragraph" style:parent-style-name="Standard">
      <style:paragraph-properties fo:margin-top="0cm" fo:margin-bottom="0.353cm" loext:contextual-spacing="false" fo:line-height="115%" fo:text-align="center" style:justify-single-word="false"/>
      <style:text-properties style:font-name="FreeSans" fo:font-size="24pt" fo:font-weight="bold" officeooo:rsid="00099098" officeooo:paragraph-rsid="00099098" style:font-size-asian="21pt" style:font-weight-asian="bold" style:font-size-complex="24pt" style:font-weight-complex="bold"/>
    </style:style>
    <style:style style:name="P14" style:family="paragraph" style:parent-style-name="Standard">
      <style:paragraph-properties fo:margin-top="0cm" fo:margin-bottom="0.353cm" loext:contextual-spacing="false" fo:line-height="115%" fo:text-align="center" style:justify-single-word="false"/>
      <style:text-properties style:font-name="FreeSans" fo:font-size="20pt" fo:font-weight="bold" officeooo:rsid="00099098" officeooo:paragraph-rsid="00099098" style:font-size-asian="20pt" style:font-weight-asian="bold" style:font-size-complex="20pt" style:font-weight-complex="bold"/>
    </style:style>
    <style:style style:name="P15" style:family="paragraph" style:parent-style-name="Standard">
      <style:paragraph-properties fo:margin-top="0cm" fo:margin-bottom="0.353cm" loext:contextual-spacing="false" fo:line-height="115%" fo:break-before="page"/>
      <style:text-properties style:font-name="FreeSans" fo:font-size="14pt" fo:font-weight="bold" officeooo:paragraph-rsid="0004cd1b" style:font-size-asian="14pt" style:font-weight-asian="bold" style:font-size-complex="14pt" style:font-weight-complex="bold"/>
    </style:style>
    <style:style style:name="P16" style:family="paragraph" style:parent-style-name="Standard" style:master-page-name="First_20_Page">
      <style:paragraph-properties fo:margin-top="0cm" fo:margin-bottom="0.353cm" loext:contextual-spacing="false" fo:line-height="115%" style:page-number="auto"/>
      <style:text-properties style:font-name="FreeSans" fo:font-size="54pt" fo:font-weight="bold" officeooo:rsid="00099098" officeooo:paragraph-rsid="00099098" style:font-size-asian="54pt" style:font-weight-asian="bold" style:font-size-complex="54pt" style:font-weight-complex="bold"/>
    </style:style>
    <style:style style:name="P17" style:family="paragraph" style:parent-style-name="Standard">
      <style:paragraph-properties fo:margin-top="0cm" fo:margin-bottom="0.353cm" loext:contextual-spacing="false" fo:line-height="115%"/>
      <style:text-properties style:font-name="FreeSans" fo:font-size="12pt" fo:font-weight="normal" officeooo:paragraph-rsid="0014e907" style:font-size-asian="12pt" style:font-weight-asian="normal" style:font-size-complex="12pt" style:font-weight-complex="normal"/>
    </style:style>
    <style:style style:name="P18" style:family="paragraph">
      <loext:graphic-properties draw:fill="none" draw:fill-color="#ffffff"/>
      <style:text-properties style:font-name="FreeSans"/>
    </style:style>
    <style:style style:name="T1" style:family="text">
      <style:text-properties fo:language="tr" fo:country="none"/>
    </style:style>
    <style:style style:name="T2" style:family="text">
      <style:text-properties fo:language="tr" fo:country="none" officeooo:rsid="0004cd1b"/>
    </style:style>
    <style:style style:name="T3" style:family="text">
      <style:text-properties fo:language="en" fo:country="US"/>
    </style:style>
    <style:style style:name="T4" style:family="text">
      <style:text-properties fo:language="en" fo:country="US" officeooo:rsid="00084ffa"/>
    </style:style>
    <style:style style:name="T5" style:family="text">
      <style:text-properties fo:language="en" fo:country="US" officeooo:rsid="000cce68"/>
    </style:style>
    <style:style style:name="T6" style:family="text">
      <style:text-properties fo:language="en" fo:country="US" officeooo:rsid="00142a1f"/>
    </style:style>
    <style:style style:name="T7" style:family="text">
      <style:text-properties fo:language="en" fo:country="US" officeooo:rsid="0014e907"/>
    </style:style>
    <style:style style:name="T8" style:family="text">
      <style:text-properties fo:language="tr" fo:country="TR"/>
    </style:style>
    <style:style style:name="T9" style:family="text">
      <style:text-properties fo:font-size="12pt" fo:language="en" fo:country="US" style:font-size-asian="12pt"/>
    </style:style>
    <style:style style:name="T10" style:family="text">
      <style:text-properties fo:font-size="12pt" fo:language="en" fo:country="US" officeooo:rsid="00084ffa" style:font-size-asian="12pt"/>
    </style:style>
    <style:style style:name="T11" style:family="text">
      <style:text-properties fo:font-size="12pt" fo:language="en" fo:country="US" officeooo:rsid="0014eb04" style:font-size-asian="12pt"/>
    </style:style>
    <style:style style:name="T12" style:family="text">
      <style:text-properties fo:font-size="12pt" fo:language="tr" fo:country="TR" style:font-size-asian="12pt"/>
    </style:style>
    <style:style style:name="T13" style:family="text">
      <style:text-properties style:font-name="FreeSans"/>
    </style:style>
    <style:style style:name="gr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1"/>
      <text:p text:style-name="P11"/>
      <text:p text:style-name="P12">ARTIRILMIŞ </text:p>
      <text:p text:style-name="P10">GERÇEKLİK</text:p>
      <text:p text:style-name="P13">HAZIRLAYAN:</text:p>
      <text:p text:style-name="P14">FURKAN ÖZEV</text:p>
      <text:p text:style-name="P15">Artırılmış Gerçeklik Nedir?</text:p>
      <text:p text:style-name="P3"><text:span text:style-name="T2">A</text:span><text:span text:style-name="T1">rtırılmış Ger</text:span><text:span text:style-name="T3">çeklik</text:span><text:span text:style-name="T1">(Augmented Reality</text:span><text:span text:style-name="T3">) içinde yaşadığımı</text:span><text:span text:style-name="T8">z</text:span><text:span text:style-name="T3"> dünyadaki </text:span><text:span text:style-name="T8">bilgilerin,görsellerin veya seslerin,</text:span><text:span text:style-name="T3"> </text:span><text:span text:style-name="T8">cihazlar ve yazılımlar</text:span><text:span text:style-name="T3"> </text:span><text:span text:style-name="T8">aracılığıyla</text:span><text:span text:style-name="T3"> </text:span><text:span text:style-name="T8">oluşturulan </text:span><text:span text:style-name="T3">görüntü ve </text:span><text:span text:style-name="T5">bir takım</text:span><text:span text:style-name="T3"> bilgilerle bir araya getirilerek</text:span><text:span text:style-name="T8"> yapılan kısaca </text:span><text:span text:style-name="T3"><text:s/></text:span><text:span text:style-name="T8">gerçek bilgi ve görsellerin belli</text:span><text:span text:style-name="T3"> amaç</text:span><text:span text:style-name="T8">lar</text:span><text:span text:style-name="T3"> için zenginleştirilmesi anlamına gelmektedir.</text:span><text:span text:style-name="T8"> Bir diğer değiş ile Arttırılmış Gerçeklik kısaca ger</text:span><text:span text:style-name="T3">çekliğin bilgisayar tarafından değiştirilmesi</text:span><text:span text:style-name="T8"> </text:span><text:span text:style-name="T3">artırılması</text:span><text:span text:style-name="T8"> ve zenginleştirilmesi</text:span><text:span text:style-name="T3">d</text:span><text:span text:style-name="T8">i</text:span><text:span text:style-name="T3">r. </text:span></text:p>
      <text:p text:style-name="P8">Artırılmış Gerçeklik Hayatımızın Bir Parçası</text:p>
      <text:p text:style-name="P17"><text:span text:style-name="T8">C</text:span><text:span text:style-name="T3">ep telefonları</text:span><text:span text:style-name="T8"> ve bilgisayarların</text:span><text:span text:style-name="T3"> gelişmesiyle yavaş yavaş öğrenmeye başladığımız Artırılmış Gerçeklik, aslında her gün gerçekleştirdiğimiz bir eylemde </text:span><text:span text:style-name="T8">olmuş olabilir</text:span><text:span text:style-name="T3">. </text:span><text:span text:style-name="T7">Ç</text:span><text:span text:style-name="T3">oğaltılmış </text:span><text:span text:style-name="T7">G</text:span><text:span text:style-name="T3">erçeklik </text:span><text:span text:style-name="T7">günlük hayatta yaptığımız bir türüdür.</text:span><text:span text:style-name="T3"> </text:span><text:span text:style-name="T7">Ç</text:span><text:span text:style-name="T3">oğaltılmış </text:span><text:span text:style-name="T7">G</text:span><text:span text:style-name="T3">erçeklik <text:s/></text:span><text:span text:style-name="T7">a</text:span><text:span text:style-name="T3">kıllı telefonunuz </text:span><text:span text:style-name="T8">ile</text:span><text:span text:style-name="T3"> </text:span><text:span text:style-name="T8">çevrenizdeki bir yerin </text:span><text:span text:style-name="T3">fotoğrafını çekmeniz ve çektiğiniz bu fotoğrafa çeşitli bilgiler ekleyerek paylaşmanız, aslında internete eklemeniz demek</text:span><text:span text:style-name="T8">tir</text:span><text:span text:style-name="T3">. Ancak bu örnek Artırılmış Gerçeklik’in kesinlikle bu kadar sıradan bir teknoloji olduğu anlamına gelmiyor</text:span><text:span text:style-name="T8"> en azından son 10 yıl ve gelecek için.</text:span><text:span text:style-name="T3"> Aslına bakarsanız henüz bir şey görmüş değiliz.</text:span><text:span text:style-name="T8"> Günümüzde gördüğümüz çoğu simulasyonları gelecekteki gerçeklik için birer protitip gibi düşünelim.</text:span><text:span text:style-name="T3"> </text:span></text:p>
      <text:p text:style-name="P7"><text:span text:style-name="T3">Artırılmış Gerçeklik </text:span><text:span text:style-name="T4">H</text:span><text:span text:style-name="T3">ayatımıza </text:span><text:span text:style-name="T4">A</text:span><text:span text:style-name="T3">dapte </text:span><text:span text:style-name="T4">O</text:span><text:span text:style-name="T3">lacak </text:span></text:p>
      <text:p text:style-name="P6"><text:span text:style-name="T9">Artırılmış Gerçeklik’in </text:span><text:span text:style-name="T11">sunduğu avantajlarla sanal </text:span><text:span text:style-name="T9">dünyada eşi benzeri görülmemiş bir fayda ve eğlence sağlayabileceği gibi, geleceğin akıllı ev, </text:span><text:span text:style-name="T9">araba hatta fabrikalarının inşa edilmesinde de öncü teknolojilerden biri olacak.</text:span><text:span text:style-name="T12"> Artırılmış Gerçeklik denilince akla ilk gelen sekt</text:span><text:span text:style-name="T9">ör pazarlama oluyor. Firmalar, ürünlerini daha interaktif bir şekilde pazarlamak için şu an bu teknolojiyi kullanarak yaptıkları uygulamaları tercih ediyorlar. Bu şekilde müşteri etkilemek daha kolaylaşıyor ve çıkan kampanyalar farklılık yaratıyor. <text:s/></text:span><text:span text:style-name="T12"><text:s/></text:span><text:span text:style-name="T9">Artırılmış Gerçeklik ile ilgili uygulamalar henüz çok yeni olsa da, dünyada bilişim sektörünü domine eden Microsoft, Google gibi firmalar bu yeni teknolojiye büyük yatırımlar yapmaktadırlar. Google, 2012 yılında tanıttığı ve büyük ilgi çeken Glass projesini şimdilik rafa kaldırsa da, Mattel firmasıyla birlikte View Master gözlüğünün tanıtımını yaptı. Microsoft ise Windows 10 ve HoloLens ile 2016 yılından itibaren kullanıcılarına interaktif hologramlar sunmayı planlıyor. Marshall, L’Oréal Paris, Ray-Ban, Adidas, BMW, Volkswagen, Ford, Durex, IKEA gibi sayısız uluslararası marka, Artırılmış Gerçeklik uygulamaları ile ürünlerinin tanıtımını interaktif ve eğlenceli hale getirmeye çalışmışlardır/çalışmaktadırlar.</text:span></text:p>
      <text:p text:style-name="P4"><text:span text:style-name="T3">Daha basit bir şekilde açıklamak gerekirse artırılmış gerçekliğin yoğun bir şekilde kullanılacağını düşündüğümüz video oyunlarından</text:span><text:span text:style-name="T8"> da</text:span><text:span text:style-name="T3"> bahsedebiliriz. </text:span><text:span text:style-name="T4">Y</text:span><text:span text:style-name="T3">ıllardır eğlenmemizi sağlayan bilgisayar oyunları en ilkelinden en gelişmişine kadar aslında hayatımızın bir bakıma simülasyondur. Örneğin; çok eski bir araba yarışı oyununu göz önüne aldığımızda şimdikilere göre gerçekçilikten uzak olduğunu söyleriz. Çünkü eski oyunlarda hislerimizi harekete </text:span><text:soft-page-break/><text:span text:style-name="T3">geçiren birimlerin sayısı çok azdır. Günümüzde bilgisayar grafikleri o zamandan beri çok daha </text:span><text:span text:style-name="T6">gelişmiş</text:span><text:span text:style-name="T3"> hale gelmiştir ve bu oynadığımız oyunlardan daha fazla zevk almamızı sağlamaktadır. Artırılmış gerçeklik ise bize daha fazlasını vermektedir. Örneğin oyunda arabanızı aldınız ve İstanbul turuna çıktınız diyelim. Zaman, mekân ve diğer tüm birimler gerçek dünyadaki İstanbul’la aynı olabilir. Yani İstanbul trafiği ya da bir anda bastıran yağmur oyundaki aracınızın gideceği yere daha geç ulaşmasına sebep olabilir. Artırılmış gerçeklikle geliştirilmiş bir araba yarışı oyununda asla kaza yapmak istemezsiniz. Çünkü oyunun size verdiği hisler o kadar yoğundur ki kaza esnasındaki savrulmadan, üzerinize gelen cam parçalarına kadar her şeyi hissedebilirsiniz. Olayı daha iyi anlatabilmek amacıyla video oyunlarında kullanımını örnek verdiğimiz artırılmış gerçeklik gerçek zamanlıdır ve çevredeki tüm birimlerle etkileşim içindedir ve bahsedeceğimiz üzere kullanıldığı ve kullanılabileceği alanlar da oldukça geniştir.</text:span></text:p>
      <text:p text:style-name="P9">Artırılmış Gerçeklik Hayatımızı Zenginleştirir</text:p>
      <text:p text:style-name="P5">Artırılmış gerçeklik basitçe, gerçek zamanlı olarak, gerçek dünya ortamı üzerinde grafik, ses ve diğer duyusal geliştirmeler eklemektedir. Bir TV yayınını ele alacak olursak “TV'den daha ne kadar gerçeklik bekleyebiliriz?” gibi bir soru yöneltebilirsiniz. Fakat artırılmış gerçekliğin kullanıldığı bir TV yayını bu zamana kadar gördüğünüz en gerçekçi ve teknolojik TV yayınlarından daha fazla teknoloji içermektedir. </text:p>
      <text:p text:style-name="P8">Eğitime Artırılmış Gerçekliğin Etkisi</text:p>
      <text:p text:style-name="P6"><text:span text:style-name="T9">Kimya dersini düşünelim; genelde hepimiz 2 Hidrojen atomu ile bir Oksijen atomundan su molekülünün meydana geldiğini biliriz. Peki bu atomları çekirdek etrafında görebilirmiyiz , elbette hayır, ancak AR sayesinde sınıfta sanal gerçekliği kullanarak 3D olarak 2 Hidrojen ve 1 Oksijen atomlarını gördüğünüzü ve de bu ikisinin biraraya gelerek su molekülünü oluşturduğunu gördüğünüzü hayal edin lütfen. Yada Resim dersinde resimlerin birden ca</text:span><text:span text:style-name="T10">nlan</text:span><text:span text:style-name="T9">dığını düşünün veya Tarih dersinde tarihi kişiliklerin birden konuşmaya başladığını düşünün. Veya matematik dersinde sorunun bir anda çözüm aşamalarının ortaya çıktığını.Yada sizce…..</text:span></text:p>
      <text:p text:style-name="P5">Artırılmış gerçeklik günlük hayatımızın her evresinde kullanabileceğimiz ve hayatımızı kolaylaştıracak muazzam bir teknolojidir. Günümüzde artırılmış gerçeklik teknolojisi arkeolojiden mimariye, eğitimden sanata sağlıktan askeriyeye her alanda kullanılmaya başlamıştı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text-properties style:font-name="FreeSans" fo:font-weight="bold" officeooo:rsid="0004cd1b" officeooo:paragraph-rsid="0004cd1b" style:font-weight-asian="bold" style:font-weight-complex="bold"/>
    </style:style>
    <style:style style:name="MP2" style:family="paragraph">
      <loext:graphic-properties draw:fill="none" draw:fill-color="#ffffff"/>
      <style:text-properties style:font-name="FreeSans"/>
    </style:style>
    <style:style style:name="MP3" style:family="paragraph" style:parent-style-name="Footer">
      <style:paragraph-properties fo:text-align="center" style:justify-single-word="false"/>
      <style:text-properties officeooo:rsid="00099098" officeooo:paragraph-rsid="00099098"/>
    </style:style>
    <style:style style:name="MT1" style:family="text">
      <style:text-properties style:font-name="FreeSans"/>
    </style:style>
    <style:style style:name="Mgr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 draw:name="Şekil1" draw:style-name="Mgr1" draw:text-style-name="MP2" svg:width="2.779cm" svg:height="0.511cm" svg:x="15.432cm" svg:y="-1.522cm"><draw:text-box><text:p><text:span text:style-name="MT1">BİL101</text:span></text:p></draw:text-box></draw:frame>ARTIRILMIŞ GERÇEKLİK</text:p>
      </style:header>
      <style:footer>
        <text:p text:style-name="MP3"><text:page-number text:select-page="current">3</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15:21.881691427</meta:creation-date>
    <dc:date>2017-09-20T21:12:58.277611038</dc:date>
    <meta:editing-duration>PT22H9M5S</meta:editing-duration>
    <meta:editing-cycles>10</meta:editing-cycles>
    <meta:generator>LibreOffice/5.1.6.2$Linux_X86_64 LibreOffice_project/10m0$Build-2</meta:generator>
    <meta:document-statistic meta:table-count="0" meta:image-count="0" meta:object-count="0" meta:page-count="3" meta:paragraph-count="18" meta:word-count="665" meta:character-count="5450" meta:non-whitespace-character-count="4794"/>
  </office:meta>
</office:document-meta>
</file>